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3928" officeooo:paragraph-rsid="00023928"/>
    </style:style>
    <style:style style:name="P2" style:family="paragraph" style:parent-style-name="Standard">
      <style:paragraph-properties fo:line-height="100%" fo:text-align="start" style:justify-single-word="false"/>
      <style:text-properties style:text-underline-style="none" officeooo:rsid="000a796f" officeooo:paragraph-rsid="000a796f"/>
    </style:style>
    <style:style style:name="P3" style:family="paragraph" style:parent-style-name="Standard">
      <style:paragraph-properties fo:line-height="100%" fo:text-align="start" style:justify-single-word="false"/>
      <style:text-properties style:text-underline-style="none" officeooo:rsid="000b2382" officeooo:paragraph-rsid="000b2382"/>
    </style:style>
    <style:style style:name="P4" style:family="paragraph" style:parent-style-name="Standard" style:list-style-name="L5">
      <style:paragraph-properties fo:line-height="100%" fo:text-align="start" style:justify-single-word="false"/>
      <style:text-properties style:text-underline-style="none" officeooo:rsid="000b2382" officeooo:paragraph-rsid="000b2382"/>
    </style:style>
    <style:style style:name="P5" style:family="paragraph" style:parent-style-name="Standard" style:list-style-name="L6">
      <style:paragraph-properties fo:line-height="100%" fo:text-align="start" style:justify-single-word="false"/>
      <style:text-properties style:text-underline-style="none" officeooo:rsid="000c0d0c" officeooo:paragraph-rsid="000c0d0c"/>
    </style:style>
    <style:style style:name="P6" style:family="paragraph" style:parent-style-name="Standard">
      <style:paragraph-properties fo:line-height="200%" fo:text-align="start" style:justify-single-word="false"/>
      <style:text-properties style:text-underline-style="none" officeooo:rsid="0006154e" officeooo:paragraph-rsid="000a796f"/>
    </style:style>
    <style:style style:name="P7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rsid="000a796f" officeooo:paragraph-rsid="000a796f"/>
    </style:style>
    <style:style style:name="P8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rsid="000b2382" officeooo:paragraph-rsid="000b2382"/>
    </style:style>
    <style:style style:name="T1" style:family="text">
      <style:text-properties officeooo:rsid="000b2382"/>
    </style:style>
    <style:style style:name="T2" style:family="text">
      <style:text-properties officeooo:rsid="000d61a3"/>
    </style:style>
    <style:style style:name="T3" style:family="text">
      <style:text-properties fo:font-weight="bold" officeooo:rsid="000d61a3" style:font-weight-asian="bold" style:font-weight-complex="bold"/>
    </style:style>
    <style:style style:name="T4" style:family="text">
      <style:text-properties officeooo:rsid="000e02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: Distributed Systems</text:p>
      <text:p text:style-name="P1">MUD GA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ck Nicol: 51660007</text:p>
      <text:p text:style-name="P7"><text:soft-page-break/><text:span text:style-name="T1">Start-up </text:span>Instructions</text:p>
      <text:p text:style-name="P2"/>
      <text:p text:style-name="P2">First you must start the rmiregistry and a port for it to run on. You may wish to use 50010. To do this you could type the following;</text:p>
      <text:p text:style-name="P2"/>
      <text:p text:style-name="P2">&gt; rmiregistry 50010</text:p>
      <text:p text:style-name="P2"/>
      <text:p text:style-name="P2">The next step would then be to start the server mainline, which can be found at cs3524.solutions.mud.MUDServerMainline. It takes &lt;regport&gt; and &lt;serverport&gt; as arguments. &lt;regport&gt; should be the same port that rmiregistry is running on. This will create a MUD called default.</text:p>
      <text:p text:style-name="P2"/>
      <text:p text:style-name="P2">&gt; java cs3524.solutions.mud.MUDServerMainline 50010 50011</text:p>
      <text:p text:style-name="P2"/>
      <text:p text:style-name="P2">Lastly, you should run the client. Which takes two arguments; &lt;host&gt; and &lt;port&gt;. Where &lt;host&gt; is the machine name that the server runs on and &lt;port&gt; is the same as the port rmiregistry runs on.</text:p>
      <text:p text:style-name="P2"/>
      <text:p text:style-name="P8">Client Instructions</text:p>
      <text:p text:style-name="P3"/>
      <text:p text:style-name="P3">The client will be presented with a list of MUDs. Which will only contain one MUD titles “default” unless a user has created any new MUDs. The user types into the Client terminal which MUD they want to join. The client will then be promted for a user name.</text:p>
      <text:p text:style-name="P3"/>
      <text:p text:style-name="P3">A client can do the following:</text:p>
      <text:p text:style-name="P3"/>
      <text:list xml:id="list8356533227729626037" text:style-name="L5">
        <text:list-item>
          <text:p text:style-name="P4">exit – Closes the terminal</text:p>
          <text:p text:style-name="P4"/>
        </text:list-item>
        <text:list-item>
          <text:p text:style-name="P4">move – Asks the user which way they want to move</text:p>
          <text:list>
            <text:list-item>
              <text:p text:style-name="P4">North – Moves player north if possible</text:p>
            </text:list-item>
            <text:list-item>
              <text:p text:style-name="P4">South – Moves player south if possible</text:p>
            </text:list-item>
            <text:list-item>
              <text:p text:style-name="P4">East <text:s text:c="2"/>– Moves player east if possible</text:p>
            </text:list-item>
            <text:list-item>
              <text:p text:style-name="P4">West <text:s/>– Moves player west if possible</text:p>
              <text:p text:style-name="P4"/>
            </text:list-item>
          </text:list>
        </text:list-item>
        <text:list-item>
          <text:p text:style-name="P4">yell – Asks the user what they would like to yell</text:p>
          <text:list>
            <text:list-item>
              <text:p text:style-name="P4">who’s there – Tells the user all players that are in the same location</text:p>
              <text:p text:style-name="P4"/>
            </text:list-item>
          </text:list>
        </text:list-item>
        <text:list-item>
          <text:p text:style-name="P4">take – Asks users what they would like to take</text:p>
          <text:list>
            <text:list-item>
              <text:p text:style-name="P4">&lt;ITEMNAME&gt; - Picks up &lt;ITEMNAME&gt; if possible</text:p>
              <text:p text:style-name="P4"/>
            </text:list-item>
          </text:list>
        </text:list-item>
        <text:list-item>
          <text:p text:style-name="P4">create mud – Creates a new mud</text:p>
        </text:list-item>
        <text:list-item>
          <text:p text:style-name="P4">Change mud – Lets the user pick which mud to play <text:span text:style-name="T3">Unstable</text:span></text:p>
        </text:list-item>
      </text:list>
      <text:p text:style-name="P8"/>
      <text:p text:style-name="P8">Completed</text:p>
      <text:p text:style-name="P8"/>
      <text:list xml:id="list2364827386756764610" text:style-name="L6">
        <text:list-item>
          <text:p text:style-name="P5">CGS D</text:p>
        </text:list-item>
        <text:list-item>
          <text:p text:style-name="P5">CGS C</text:p>
        </text:list-item>
        <text:list-item>
          <text:p text:style-name="P5">CGS B</text:p>
        </text:list-item>
        <text:list-item>
          <text:p text:style-name="P5">CGS A5 – <text:span text:style-name="T4">Except for restricting the amount of users logged into a MUD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18:43.179392277</meta:creation-date>
    <meta:generator>LibreOffice/5.1.6.2$Linux_X86_64 LibreOffice_project/10m0$Build-2</meta:generator>
    <meta:editing-duration>PT14M51S</meta:editing-duration>
    <meta:editing-cycles>4</meta:editing-cycles>
    <dc:date>2017-03-16T21:37:17.674907365</dc:date>
    <meta:document-statistic meta:table-count="0" meta:image-count="0" meta:object-count="0" meta:page-count="2" meta:paragraph-count="33" meta:word-count="314" meta:character-count="1692" meta:non-whitespace-character-count="1412"/>
    <meta:template xlink:type="simple" xlink:actuate="onRequest" xlink:title="Modern" xlink:href="../../../../../usr/lib/libreoffice/share/template/common/styles/Modern.ott" meta:date="2017-03-13T14:18:42.574185772"/>
  </office:meta>
</office:document-meta>
</file>